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763c" officeooo:paragraph-rsid="000b763c"/>
    </style:style>
    <style:style style:name="P2" style:family="paragraph" style:parent-style-name="Standard">
      <style:text-properties officeooo:rsid="000b763c" officeooo:paragraph-rsid="000c5ca6"/>
    </style:style>
    <style:style style:name="P3" style:family="paragraph" style:parent-style-name="Standard">
      <style:text-properties officeooo:rsid="000c5ca6" officeooo:paragraph-rsid="000c5ca6"/>
    </style:style>
    <style:style style:name="P4" style:family="paragraph" style:parent-style-name="Standard">
      <style:text-properties officeooo:rsid="000cf793" officeooo:paragraph-rsid="000cf793"/>
    </style:style>
    <style:style style:name="P5" style:family="paragraph" style:parent-style-name="Standard">
      <style:text-properties officeooo:rsid="000b763c" officeooo:paragraph-rsid="000df711"/>
    </style:style>
    <style:style style:name="P6" style:family="paragraph" style:parent-style-name="Standard">
      <style:text-properties officeooo:rsid="000df711" officeooo:paragraph-rsid="000df711"/>
    </style:style>
    <style:style style:name="T1" style:family="text">
      <style:text-properties officeooo:rsid="000df7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effen Montag 29.10.18 </text:p>
      <text:p text:style-name="P5"/>
      <text:p text:style-name="P5"><text:span text:style-name="T1">Beginn: </text:span>14:00</text:p>
      <text:p text:style-name="P5"/>
      <text:p text:style-name="P6">Ende: 16:00</text:p>
      <text:p text:style-name="P1"/>
      <text:p text:style-name="P1">Alle anwesend</text:p>
      <text:p text:style-name="P1"/>
      <text:p text:style-name="P1"/>
      <text:p text:style-name="P1">User Stories bis Mittwoch vervollständigen mit einem Missuse und Abusecase pro Gruppe</text:p>
      <text:p text:style-name="P1"/>
      <text:p text:style-name="P2"><text:tab/>- Besprechung zum eintragen der User Stories in Taiga nach Besprechung am Mittwoch.</text:p>
      <text:p text:style-name="P1"/>
      <text:p text:style-name="P1"/>
      <text:p text:style-name="P3">Angebot:</text:p>
      <text:p text:style-name="P1"/>
      <text:p text:style-name="P1"><text:tab/>- kurze Erläuterung zu den Fortschritten vom Wochenende.</text:p>
      <text:p text:style-name="P1"/>
      <text:p text:style-name="P1"><text:tab/>- Einsicht in Finale Version zur letzten Überprüfung</text:p>
      <text:p text:style-name="P1"/>
      <text:p text:style-name="P3"><text:tab/>- Letzte Korrektur und Arbeiten an dem finalen Dokument.</text:p>
      <text:p text:style-name="P3"/>
      <text:p text:style-name="P3"/>
      <text:p text:style-name="P4">Spieler User Stories:</text:p>
      <text:p text:style-name="P4"/>
      <text:p text:style-name="P4"><text:tab/>- US_3 muss raus, das kann der Spieler nicht war in Product Vision verwirrend geschrieben</text:p>
      <text:p text:style-name="P4"/>
      <text:p text:style-name="P4"/>
      <text:p text:style-name="P4"/>
      <text:p text:style-name="P4">Rene Info an Thomas wegen User Stories des Servers in wie fern sollen diese verwirklicht werden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55S</meta:editing-duration>
    <meta:editing-cycles>6</meta:editing-cycles>
    <meta:generator>LibreOffice/5.4.6.2$Windows_X86_64 LibreOffice_project/4014ce260a04f1026ba855d3b8d91541c224eab8</meta:generator>
    <dc:date>2019-01-20T17:18:57.626000000</dc:date>
    <meta:document-statistic meta:table-count="0" meta:image-count="0" meta:object-count="0" meta:page-count="1" meta:paragraph-count="13" meta:word-count="94" meta:character-count="611" meta:non-whitespace-character-count="524"/>
    <meta:user-defined meta:name="Info 1"/>
    <meta:user-defined meta:name="Info 2"/>
    <meta:user-defined meta:name="Info 3"/>
    <meta:user-defined meta:name="Info 4"/>
  </office:meta>
</office:document-meta>
</file>